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TreeListener.changeSelectionIfDragging( Mous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TreeListener.mouseEnter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TreeListener.getSelected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TreeListener.ReportTre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Listener.contains( Object [ ] container , Object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TreeListener.mouseReleased( Mouse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portTreeListener.getDragge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Listener.mousePressed( Mouse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ortTreeListener.ReportTreeListener( ReportTre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TreeListener.displayPopUp( MouseEvent e , JPopupMenu pop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TreeListener.displayPopUp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Listener.valueChanged( Tree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TreeListener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TreeListener.isRightClick( Mous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Listener.mouseExited( MouseEvent 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TreeListener.removedSelecte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Listener.isValidDragAction( ReportTreeNode [ ] source , ReportTreeNode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TreeListener.setEndWindow( Container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TreeListener.mouseMov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TreeListener.mouseDragged( Mouse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TreeListener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TreeListener.getCurrent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TreeListener.mouseClicked( MouseEvent 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TreeListener.setActionHandler( ActionListener a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Listener.getJ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Listener.setJTree( J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Listener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TreeListener.setModel( ReportTreeModel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